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itiveBeanLookupAndAutowiringTests.primitiveLookupB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.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itiveBeanLookupAndAutowiringTests.primitive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imitiveBeanLookupAndAutowiringTests.primitiveLookup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mitiveBeanLookupAndAutowiringTests.primitiveAutowired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